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" style:family="paragraph" style:parent-style-name="Standard" style:master-page-name="Standard">
      <style:paragraph-properties fo:text-align="justify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Приветствую, Дарья!</text:p>
      <text:p text:style-name="P1"/>
      <text:p text:style-name="P2">Вот и добрался до Вашей работы! Получил некоторое удовольствие от знакомства с Вашим решением. Признаться из большого множества проверенных мною проектов, Вы едва ли не первая, кто использовал пакет для продвинутой визуализации plotly. Это круто!</text:p>
      <text:p text:style-name="P2"/>
      <text:p text:style-name="P2">Помню, что Вы уже посетили итоговый вебинар и, наверное, понимаете в каких местах у Вас недочеты. Но все же прокомментирую некоторые моменты.</text:p>
      <text:p text:style-name="P2"/>
      <text:p text:style-name="P2">Начну с визуализации: здесь все классно, однако ж неужели plotly так слабо отрисовывает boxplot-графики? Они явно не дотягивают до уровня остальных графиков…</text:p>
      <text:p text:style-name="P2"/>
      <text:p text:style-name="P2">Заполнение пропусков обширная и тонкая тема, и там иногда применяются весьма сложные техники. В нашей таблице не так уж и велико отношение количества пропусков к количеству всех элементов (не более 12%!), поэтому в данном случае имплементацией можно пренебречь. Если вы видите NaNы (пропуски) в целевой переменной, то не нужно их оставлять или заполнять, просто удалите эти строки, так как они не могут быть использованы для обучения будущей модели. Для того, чтобы у будущей модели была возможность давать качественный результат, она должна обучаться только на действительных целевых метках, а не на приблизительных или вероятных.</text:p>
      <text:p text:style-name="P2"/>
      <text:p text:style-name="P2">Понравилось Ваше рассуждение по переменной absences, где вы решили не слепо доверять вердикту по IQR методу, а положиться на здравый смысл и расширить допустимую границу. Это хорошее решение. Что касается удаления экстремальных значений, то здесь в качестве альтернативного варианта допускается производить замену на типичное или ближайшее по смыслу - верхний квартиль (если есть уверенность в завышенной оценке респондента реальных цифр).</text:p>
      <text:p text:style-name="P2"/>
      <text:p text:style-name="P2">Вы верно рассудили насчет переменных, содержащих ошибки (Fedu, famrel), что можно было попробовать их заменить на основе некоторых предположений, однако так как мы не можем быть уверены в правильности, то удаление ошибок или замена на None – также допустимые решения😊</text:p>
      <text:p text:style-name="P2"/>
      <text:p text:style-name="P2">Корреляционный анализ выполнен отлично. Единственно, стоит также обращать внимание на корреляцию между самими признаками - это может быть полезно.</text:p>
      <text:p text:style-name="P2"/>
      <text:p text:style-name="P2">В тесте Стьюдента значимые различия не найдены из-за особенностей заполнения пропусков в комбинации с поправкой Бонферрони. Ведь None считалось отдельной категорией, которая уменьшала порог значимости для нахождения различий.</text:p>
      <text:p text:style-name="P4"/>
      <text:p text:style-name="P2">В целом, Вы хорошо усвоили главную идею: работа имеет правильную структуру и последовательность, множество других достоинств, а недостатки лишь в деталях. Обратите внимания на замечания, постарайтесь со всем разобраться. Вы на правильном пути!</text:p>
      <text:p text:style-name="P2"/>
      <text:p text:style-name="P2">Отзыв подготовил ментор Калинин Владимир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358" meta:character-count="2556" meta:non-whitespace-character-count="2207"/>
    <meta:generator>LibreOfficeDev/6.0.5.2$Linux_X86_64 LibreOffice_project/</meta:generator>
  </office:meta>
</office:document-meta>
</file>